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style:contextual-spacing="false"/>
      <style:text-properties style:font-name="Lato"/>
    </style:style>
    <style:style style:name="P4" style:family="paragraph" style:parent-style-name="Standard" style:list-style-name="L2">
      <style:paragraph-properties fo:margin-top="0in" fo:margin-bottom="0.1598in" style:contextual-spacing="false"/>
      <style:text-properties style:font-name="Lato"/>
    </style:style>
    <style:style style:name="P5" style:family="paragraph" style:parent-style-name="Standard" style:list-style-name="L3">
      <style:paragraph-properties fo:margin-top="0in" fo:margin-bottom="0.1598in" style:contextual-spacing="false"/>
      <style:text-properties style:font-name="Lato"/>
    </style:style>
    <style:style style:name="P6" style:family="paragraph" style:parent-style-name="Standard" style:list-style-name="L4">
      <style:paragraph-properties fo:margin-top="0in" fo:margin-bottom="0.1598in" style:contextual-spacing="false"/>
      <style:text-properties style:font-name="Lato"/>
    </style:style>
    <style:style style:name="P7" style:family="paragraph" style:parent-style-name="Standard" style:list-style-name="L5">
      <style:paragraph-properties fo:margin-top="0in" fo:margin-bottom="0.1598in" style:contextual-spacing="false"/>
      <style:text-properties style:font-name="Lato"/>
    </style:style>
    <style:style style:name="P8" style:family="paragraph" style:parent-style-name="Standard" style:list-style-name="L6">
      <style:paragraph-properties fo:margin-top="0in" fo:margin-bottom="0.1598in" style:contextual-spacing="false"/>
      <style:text-properties style:font-name="Lato"/>
    </style:style>
    <style:style style:name="P9" style:family="paragraph" style:parent-style-name="Standard" style:list-style-name="L7">
      <style:paragraph-properties fo:margin-top="0in" fo:margin-bottom="0.1598in" style:contextual-spacing="false"/>
      <style:text-properties style:font-name="Lato"/>
    </style:style>
    <style:style style:name="P10" style:family="paragraph" style:parent-style-name="Standard" style:list-style-name="L8">
      <style:paragraph-properties fo:margin-top="0in" fo:margin-bottom="0.1598in" style:contextual-spacing="false"/>
      <style:text-properties style:font-name="Lato"/>
    </style:style>
    <style:style style:name="P11" style:family="paragraph" style:parent-style-name="Standard" style:list-style-name="L9">
      <style:paragraph-properties fo:margin-top="0in" fo:margin-bottom="0.1598in" style:contextual-spacing="false"/>
      <style:text-properties style:font-name="Lato"/>
    </style:style>
    <style:style style:name="P12" style:family="paragraph" style:parent-style-name="Standard" style:list-style-name="L10">
      <style:paragraph-properties fo:margin-top="0in" fo:margin-bottom="0.1598in" style:contextual-spacing="false"/>
      <style:text-properties style:font-name="Lato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If you want to see the entire contents of a text file, you can use the _____ command:</text:p>
      <text:list xml:id="list106054604" text:style-name="L1">
        <text:list-item>
          <text:p text:style-name="P3">cut</text:p>
        </text:list-item>
        <text:list-item>
          <text:p text:style-name="P3">cat</text:p>
        </text:list-item>
        <text:list-item>
          <text:p text:style-name="P3">wc</text:p>
        </text:list-item>
        <text:list-item>
          <text:p text:style-name="P3">type</text:p>
        </text:list-item>
      </text:list>
      <text:p text:style-name="P1"/>
      <text:p text:style-name="P1"/>
      <text:p text:style-name="P1">Question 2</text:p>
      <text:p text:style-name="P1">The head -n -1 readme.txt command will:</text:p>
      <text:list xml:id="list1741419311" text:style-name="L2">
        <text:list-item>
          <text:p text:style-name="P4">Display the first line of readme.txt</text:p>
        </text:list-item>
        <text:list-item>
          <text:p text:style-name="P4">Number the first line of readme.txt</text:p>
        </text:list-item>
        <text:list-item>
          <text:p text:style-name="P4">Display all but the last line of readme.txt</text:p>
        </text:list-item>
        <text:list-item>
          <text:p text:style-name="P4">Display all but the first line of readme.txt</text:p>
          <text:p text:style-name="P4"/>
        </text:list-item>
      </text:list>
      <text:p text:style-name="P1"/>
      <text:p text:style-name="P1">Question 3</text:p>
      <text:p text:style-name="P1">If you want to extract fields from a file, you can use:</text:p>
      <text:list xml:id="list3996651028" text:style-name="L3">
        <text:list-item>
          <text:p text:style-name="P5">cols</text:p>
        </text:list-item>
        <text:list-item>
          <text:p text:style-name="P5">field</text:p>
        </text:list-item>
        <text:list-item>
          <text:p text:style-name="P5">split</text:p>
        </text:list-item>
        <text:list-item>
          <text:p text:style-name="P5">cut</text:p>
        </text:list-item>
      </text:list>
      <text:p text:style-name="P1"/>
      <text:p text:style-name="P1"/>
      <text:p text:style-name="P1">Question 4</text:p>
      <text:p text:style-name="P1">Select the function that the tr command cannot perform:</text:p>
      <text:list xml:id="list4014390512" text:style-name="L4">
        <text:list-item>
          <text:p text:style-name="P6">Eliminate duplicate characters</text:p>
        </text:list-item>
        <text:list-item>
          <text:p text:style-name="P6">Delete specific characters</text:p>
        </text:list-item>
        <text:list-item>
          <text:p text:style-name="P6">Insert characters</text:p>
        </text:list-item>
        <text:list-item>
          <text:p text:style-name="P6">Translate from one set of characters to another</text:p>
        </text:list-item>
      </text:list>
      <text:p text:style-name="P1"><text:soft-page-break/>Question 5</text:p>
      <text:p text:style-name="P1">Which command will remove consecutive duplicate lines from a file?</text:p>
      <text:list xml:id="list3387588220" text:style-name="L5">
        <text:list-item>
          <text:p text:style-name="P7">uniq</text:p>
        </text:list-item>
        <text:list-item>
          <text:p text:style-name="P7">tr</text:p>
        </text:list-item>
        <text:list-item>
          <text:p text:style-name="P7">sed</text:p>
        </text:list-item>
        <text:list-item>
          <text:p text:style-name="P7">dedup</text:p>
        </text:list-item>
      </text:list>
      <text:p text:style-name="P1"/>
      <text:p text:style-name="P1"/>
      <text:p text:style-name="P1">Question 6</text:p>
      <text:p text:style-name="P1">This command displays binary files in a variety of representations:</text:p>
      <text:list xml:id="list431967220" text:style-name="L6">
        <text:list-item>
          <text:p text:style-name="P8">cut</text:p>
        </text:list-item>
        <text:list-item>
          <text:p text:style-name="P8">cat</text:p>
        </text:list-item>
        <text:list-item>
          <text:p text:style-name="P8">format</text:p>
        </text:list-item>
        <text:list-item>
          <text:p text:style-name="P8">od</text:p>
        </text:list-item>
      </text:list>
      <text:p text:style-name="P1"/>
      <text:p text:style-name="P1"/>
      <text:p text:style-name="P1">Question 7</text:p>
      <text:p text:style-name="P1">If you want a file to be displayed with its lines numbered, you can use:</text:p>
      <text:list xml:id="list1046857222" text:style-name="L7">
        <text:list-item>
          <text:p text:style-name="P9">nl</text:p>
        </text:list-item>
        <text:list-item>
          <text:p text:style-name="P9">nc</text:p>
        </text:list-item>
        <text:list-item>
          <text:p text:style-name="P9">fmt</text:p>
        </text:list-item>
        <text:list-item>
          <text:p text:style-name="P9">cut</text:p>
        </text:list-item>
      </text:list>
      <text:p text:style-name="P1"/>
      <text:p text:style-name="P1">Question 8</text:p>
      <text:p text:style-name="P1">To put the lines of a file in alphabetical order, you can run:</text:p>
      <text:list xml:id="list3558538350" text:style-name="L8">
        <text:list-item>
          <text:p text:style-name="P10">cat</text:p>
        </text:list-item>
        <text:list-item>
          <text:p text:style-name="P10">paste</text:p>
        </text:list-item>
        <text:list-item>
          <text:p text:style-name="P10">sort</text:p>
        </text:list-item>
        <text:list-item>
          <text:p text:style-name="P10">uniq</text:p>
        </text:list-item>
      </text:list>
      <text:p text:style-name="P1"/>
      <text:p text:style-name="P1"><text:soft-page-break/>Question 9</text:p>
      <text:p text:style-name="P1">Which option of the head command will display only the first six lines of a file?</text:p>
      <text:p text:style-name="P1">(choose two)</text:p>
      <text:list xml:id="list3280522129" text:style-name="L9">
        <text:list-item>
          <text:p text:style-name="P11">-n -6</text:p>
        </text:list-item>
        <text:list-item>
          <text:p text:style-name="P11">-n</text:p>
        </text:list-item>
        <text:list-item>
          <text:p text:style-name="P11">-6</text:p>
        </text:list-item>
        <text:list-item>
          <text:p text:style-name="P11">-n 6</text:p>
        </text:list-item>
      </text:list>
      <text:p text:style-name="P1"/>
      <text:p text:style-name="P1"/>
      <text:p text:style-name="P1">Question 10</text:p>
      <text:p text:style-name="P1">The _____ command will tell you if a command exists as a built-in command, function, alias or a command located within the PATH variable.</text:p>
      <text:list xml:id="list3168788909" text:style-name="L10">
        <text:list-item>
          <text:p text:style-name="P12">set</text:p>
        </text:list-item>
        <text:list-item>
          <text:p text:style-name="P12">export</text:p>
        </text:list-item>
        <text:list-item>
          <text:p text:style-name="P12">type</text:p>
        </text:list-item>
        <text:list-item>
          <text:p text:style-name="P12">declare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1</text:p>
      <text:p text:style-name="P1">The head -n -1 readme.txt command will:</text:p>
      <text:p text:style-name="P1">Number the first line of readme.txt</text:p>
      <text:p text:style-name="P1">Display all but the last line of readme.txt</text:p>
      <text:p text:style-name="P1">Display the first line of readme.txt</text:p>
      <text:p text:style-name="P1">Display all but the first line of readme.txt</text:p>
      <text:p text:style-name="P1">Question 2</text:p>
      <text:p text:style-name="P1">Which command will merge two files together line by line?</text:p>
      <text:p text:style-name="P1">join</text:p>
      <text:p text:style-name="P1">combo</text:p>
      <text:p text:style-name="P1">paste</text:p>
      <text:p text:style-name="P1">merge</text:p>
      <text:p text:style-name="P1">Question 3</text:p>
      <text:p text:style-name="P1">Which of the following is a non-interactive editor?</text:p>
      <text:p text:style-name="P1">sed</text:p>
      <text:p text:style-name="P1">nano</text:p>
      <text:p text:style-name="P1">vi</text:p>
      <text:p text:style-name="P1">ed</text:p>
      <text:p text:style-name="P1">Question 4</text:p>
      <text:p text:style-name="P1">If you want to break apart a large file into smaller files, you can use:</text:p>
      <text:p text:style-name="P1">break</text:p>
      <text:p text:style-name="P1">cat</text:p>
      <text:p text:style-name="P1">split</text:p>
      <text:p text:style-name="P1">dump</text:p>
      <text:p text:style-name="P1">Question 5</text:p>
      <text:p text:style-name="P1">If you want to extract fields from a file, you can use:</text:p>
      <text:p text:style-name="P1">field</text:p>
      <text:p text:style-name="P1">cut</text:p>
      <text:p text:style-name="P1">cols</text:p>
      <text:p text:style-name="P1">split</text:p>
      <text:p text:style-name="P1"><text:soft-page-break/>Question 6</text:p>
      <text:p text:style-name="P1">Which command will remove consecutive duplicate lines from a file?</text:p>
      <text:p text:style-name="P1">dedup</text:p>
      <text:p text:style-name="P1">tr</text:p>
      <text:p text:style-name="P1">sed</text:p>
      <text:p text:style-name="P1">uniq</text:p>
      <text:p text:style-name="P1">Question 7</text:p>
      <text:p text:style-name="P1">This command displays binary files in a variety of representations:</text:p>
      <text:p text:style-name="P1">format</text:p>
      <text:p text:style-name="P1">cut</text:p>
      <text:p text:style-name="P1">cat</text:p>
      <text:p text:style-name="P1">od</text:p>
      <text:p text:style-name="P1">Question 8</text:p>
      <text:p text:style-name="P1">To put the lines of a file in alphabetical order, you can run:</text:p>
      <text:p text:style-name="P1">cat</text:p>
      <text:p text:style-name="P1">uniq</text:p>
      <text:p text:style-name="P1">paste</text:p>
      <text:p text:style-name="P1">sort</text:p>
      <text:p text:style-name="P1">Question 9</text:p>
      <text:p text:style-name="P1">Which of the following commands can be used to scroll through a text file?</text:p>
      <text:p text:style-name="P1">cat</text:p>
      <text:p text:style-name="P1">sed</text:p>
      <text:p text:style-name="P1">less</text:p>
      <text:p text:style-name="P1">head</text:p>
      <text:p text:style-name="P1">Question 10</text:p>
      <text:p text:style-name="P1">The _____ command will tell you if a command exists as a built-in command, function, alias or a command located within the PATH variable.</text:p>
      <text:p text:style-name="P1">type</text:p>
      <text:p text:style-name="P1">set</text:p>
      <text:p text:style-name="P1">export</text:p>
      <text:p text:style-name="P1"><text:soft-page-break/>decla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9:50:07.600083834</meta:creation-date>
    <dc:date>2022-01-16T18:02:58.772184261</dc:date>
    <meta:editing-duration>PT6M17S</meta:editing-duration>
    <meta:editing-cycles>6</meta:editing-cycles>
    <meta:generator>LibreOffice/7.1.8.1$Linux_X86_64 LibreOffice_project/10$Build-1</meta:generator>
    <meta:document-statistic meta:table-count="0" meta:image-count="0" meta:object-count="0" meta:page-count="6" meta:paragraph-count="121" meta:word-count="481" meta:character-count="2387" meta:non-whitespace-character-count="2067"/>
  </office:meta>
</office:document-meta>
</file>